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shapes>
          <draw:frame draw:z-index="0" draw:style-name="gr1" draw:text-style-name="P1" svg:width="350.99mm" svg:height="197.42mm" svg:x="119.68mm" svg:y="27.56mm">
            <draw:object draw:notify-on-update-of-ranges="'4'.A2:'4'.A7 '4'.B1:'4'.B1 '4'.B2:'4'.B7 '4'.A2:'4'.A7 '4'.C1:'4'.C1 '4'.C2:'4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héorique</text:p>
          </table:table-cell>
          <table:table-cell office:value-type="string" calcext:value-type="string">
            <text:p>Empiri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7" calcext:value-type="float">
            <text:p>2187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1" calcext:value-type="float">
            <text:p>6561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83" calcext:value-type="float">
            <text:p>19683</text:p>
          </table:table-cell>
          <table:table-cell office:value-type="float" office:value="19682" calcext:value-type="float">
            <text:p>19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049" calcext:value-type="float">
            <text:p>59049</text:p>
          </table:table-cell>
          <table:table-cell office:value-type="float" office:value="59048" calcext:value-type="float">
            <text:p>59048</text:p>
          </table:table-cell>
        </table:table-row>
      </table:table>
      <table:table table:name="6" table:style-name="ta1">
        <table:shapes>
          <draw:frame draw:z-index="0" draw:style-name="gr1" draw:text-style-name="P1" svg:width="159.99mm" svg:height="89.99mm" svg:x="96.55mm" svg:y="26.5mm">
            <draw:object draw:notify-on-update-of-ranges="'6'.A1:'6'.A1 '6'.A2:'6'.A7 '6'.B1:'6'.B1 '6'.B2:'6'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emps d'éxécution en (nanoseconde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808" calcext:value-type="float">
            <text:p>488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5212" calcext:value-type="float">
            <text:p>2252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9617" calcext:value-type="float">
            <text:p>4096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2101650" calcext:value-type="float">
            <text:p>2.10E+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4186020" calcext:value-type="float">
            <text:p>4.19E+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43265100" calcext:value-type="float">
            <text:p>4.33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4:18:39.861203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6:03.941019930</meta:creation-date>
    <dc:date>2019-03-03T14:32:18.434298078</dc:date>
    <meta:editing-duration>PT23H24M44S</meta:editing-duration>
    <meta:editing-cycles>3</meta:editing-cycles>
    <meta:generator>LibreOffice/6.2.0.3$Linux_X86_64 LibreOffice_project/20$Build-3</meta:generator>
    <meta:document-statistic meta:table-count="2" meta:cell-count="3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dash" draw:stroke-dash="Line_20_Style_20_9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cm" svg:height="19.743cm" xlink:href=".." xlink:type="simple" chart:class="chart:scatter" chart:style-name="ch1">
        <chart:title svg:x="16.17cm" svg:y="0.53cm" chart:style-name="ch2">
          <text:p>Fonction 4 : f</text:p>
        </chart:title>
        <chart:legend chart:legend-position="end" svg:x="32.221cm" svg:y="9.323cm" style:legend-expansion="high" chart:style-name="ch3"/>
        <chart:plot-area chart:style-name="ch4" table:cell-range-address="'4'.A2:'4'.C7 '4'.B1:'4'.C1" chart:data-source-has-labels="row" svg:x="1.713cm" svg:y="1.703cm" svg:width="29.806cm" svg:height="16.665cm">
          <chartooo:coordinate-region svg:x="2.89cm" svg:y="1.902cm" svg:width="28.257cm" svg:height="15.819cm"/>
          <chart:axis chart:dimension="x" chart:name="primary-x" chart:style-name="ch5">
            <chart:title svg:x="15.686cm" svg:y="18.762cm" chart:style-name="ch6">
              <text:p>Taille vector</text:p>
            </chart:title>
          </chart:axis>
          <chart:axis chart:dimension="y" chart:name="primary-y" chart:style-name="ch7">
            <chart:title svg:x="0.451cm" svg:y="11.415cm" chart:style-name="ch8">
              <text:p>Nombre d'addition</text:p>
            </chart:title>
            <chart:grid chart:style-name="ch9" chart:class="major"/>
          </chart:axis>
          <chart:series chart:style-name="ch10" chart:values-cell-range-address="'4'.B2:'4'.B7" chart:label-cell-address="'4'.B1:'4'.B1" chart:class="chart:scatter">
            <chart:domain table:cell-range-address="'4'.A2:'4'.A7"/>
            <chart:data-point chart:repeated="6"/>
          </chart:series>
          <chart:series chart:style-name="ch11" chart:values-cell-range-address="'4'.C2:'4'.C7" chart:label-cell-address="'4'.C1:'4'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éorique</text:p>
                <draw:g>
                  <svg:desc>'4'.B1:'4'.B1</svg:desc>
                </draw:g>
              </table:table-cell>
              <table:table-cell office:value-type="string">
                <text:p>Empirique</text:p>
                <draw:g>
                  <svg:desc>'4'.C1:'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4'.A2:'4'.A7</svg:desc>
                </draw:g>
              </table:table-cell>
              <table:table-cell office:value-type="float" office:value="243">
                <text:p>243</text:p>
                <draw:g>
                  <svg:desc>'4'.B2:'4'.B7</svg:desc>
                </draw:g>
              </table:table-cell>
              <table:table-cell office:value-type="float" office:value="242">
                <text:p>242</text:p>
                <draw:g>
                  <svg:desc>'4'.C2:'4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29">
                <text:p>72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187">
                <text:p>2187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561">
                <text:p>6561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683">
                <text:p>19683</text:p>
              </table:table-cell>
              <table:table-cell office:value-type="float" office:value="19682">
                <text:p>19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9049">
                <text:p>59049</text:p>
              </table:table-cell>
              <table:table-cell office:value-type="float" office:value="59048">
                <text:p>59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Line_20_Style_20_9" draw:display-name="Line Style 9" draw:style="rect" draw:dots1="1" draw:dots1-length="197%" draw:distance="12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Fonction 6 - Random</text:p>
        </chart:title>
        <chart:legend chart:legend-position="end" svg:x="11.296cm" svg:y="4.002cm" style:legend-expansion="high" chart:style-name="ch3"/>
        <chart:plot-area chart:style-name="ch4" table:cell-range-address="'6'.A1:'6'.B7" chart:data-source-has-labels="row" svg:x="1.331cm" svg:y="1.275cm" svg:width="9.645cm" svg:height="6.564cm">
          <chartooo:coordinate-region svg:x="2.878cm" svg:y="1.474cm" svg:width="7.076cm" svg:height="5.718cm"/>
          <chart:axis chart:dimension="x" chart:name="primary-x" chart:style-name="ch5">
            <chart:title svg:x="5.13cm" svg:y="8.019cm" chart:style-name="ch6">
              <text:p>Taille vecteur</text:p>
            </chart:title>
          </chart:axis>
          <chart:axis chart:dimension="y" chart:name="primary-y" chart:style-name="ch7">
            <chart:title svg:x="0.451cm" svg:y="5.143cm" chart:style-name="ch8">
              <text:p>Temps </text:p>
            </chart:title>
            <chart:grid chart:style-name="ch9" chart:class="major"/>
          </chart:axis>
          <chart:series chart:style-name="ch10" chart:values-cell-range-address="'6'.B2:'6'.B7" chart:label-cell-address="'6'.B1:'6'.B1" chart:class="chart:scatter">
            <chart:domain table:cell-range-address="'6'.A2:'6'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d'éxécution en (nanosecondes)</text:p>
                <draw:g>
                  <svg:desc>'6'.B1:'6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6'.A2:'6'.A7</svg:desc>
                </draw:g>
              </table:table-cell>
              <table:table-cell office:value-type="float" office:value="48808">
                <text:p>48808</text:p>
                <draw:g>
                  <svg:desc>'6'.B2:'6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25212">
                <text:p>225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09617">
                <text:p>409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101650">
                <text:p>210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186020">
                <text:p>4186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43265100">
                <text:p>43265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